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3"/>
        <table:table-row table:style-name="ro1">
          <table:table-cell table:style-name="Default" office:value-type="float" office:value="37">
            <text:p>37</text:p>
          </table:table-cell>
          <table:table-cell table:style-name="Default" table:number-columns-repeated="255"/>
        </table:table-row>
        <table:table-row table:style-name="ro1">
          <table:table-cell table:style-name="ce1"/>
          <table:table-cell table:style-name="ce1" office:value-type="string">
            <text:p>Grey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string">
            <text:p>Grey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Yellow</text:p>
          </table:table-cell>
          <table:table-cell table:style-name="ce1" table:number-columns-repeated="244"/>
        </table:table-row>
        <table:table-row table:style-name="ro1">
          <table:table-cell table:style-name="ce2"/>
          <table:table-cell table:style-name="ce2" office:value-type="float" office:value="0.18">
            <text:p>0.18</text:p>
          </table:table-cell>
          <table:table-cell table:number-columns-repeated="4" table:style-name="ce2" office:value-type="string">
            <text:p>raw</text:p>
          </table:table-cell>
          <table:table-cell table:style-name="ce2" table:number-columns-repeated="250"/>
        </table:table-row>
        <table:table-row table:style-name="ro1">
          <table:table-cell office:value-type="float" office:value="470">
            <text:p>470.00</text:p>
          </table:table-cell>
          <table:table-cell office:value-type="float" office:value="239">
            <text:p>239.00</text:p>
          </table:table-cell>
          <table:table-cell office:value-type="float" office:value="72">
            <text:p>72.00</text:p>
          </table:table-cell>
          <table:table-cell office:value-type="float" office:value="499">
            <text:p>499.00</text:p>
          </table:table-cell>
          <table:table-cell office:value-type="float" office:value="381">
            <text:p>381.00</text:p>
          </table:table-cell>
          <table:table-cell office:value-type="float" office:value="145">
            <text:p>145.00</text:p>
          </table:table-cell>
          <table:table-cell/>
          <table:table-cell table:formula="oooc:=([.B4]-[.$A$1])/0.18" office:value-type="float" office:value="1122.22222222222">
            <text:p>1122.22</text:p>
          </table:table-cell>
          <table:table-cell table:formula="oooc:=([.C4]-[.$A$1])/[.$H$4]" office:value-type="float" office:value="0.0311881188118812">
            <text:p>0.03</text:p>
          </table:table-cell>
          <table:table-cell table:formula="oooc:=([.D4]-[.$A$1])/[.$H$4]" office:value-type="float" office:value="0.411683168316832">
            <text:p>0.41</text:p>
          </table:table-cell>
          <table:table-cell table:formula="oooc:=([.E4]-[.$A$1])/[.$H$4]" office:value-type="float" office:value="0.306534653465347">
            <text:p>0.31</text:p>
          </table:table-cell>
          <table:table-cell table:formula="oooc:=([.F4]-[.$A$1])/[.$H$4]" office:value-type="float" office:value="0.0962376237623762">
            <text:p>0.10</text:p>
          </table:table-cell>
          <table:table-cell table:number-columns-repeated="244"/>
        </table:table-row>
        <table:table-row table:style-name="ro1">
          <table:table-cell office:value-type="float" office:value="525">
            <text:p>525.00</text:p>
          </table:table-cell>
          <table:table-cell office:value-type="float" office:value="264">
            <text:p>264.00</text:p>
          </table:table-cell>
          <table:table-cell office:value-type="float" office:value="193">
            <text:p>193.00</text:p>
          </table:table-cell>
          <table:table-cell office:value-type="float" office:value="229">
            <text:p>229.00</text:p>
          </table:table-cell>
          <table:table-cell office:value-type="float" office:value="459">
            <text:p>459.00</text:p>
          </table:table-cell>
          <table:table-cell office:value-type="float" office:value="767">
            <text:p>767.00</text:p>
          </table:table-cell>
          <table:table-cell/>
          <table:table-cell table:formula="oooc:=([.B5]-[.$A$1])/0.18" office:value-type="float" office:value="1261.11111111111">
            <text:p>1261.11</text:p>
          </table:table-cell>
          <table:table-cell table:formula="oooc:=([.C5]-[.$A$1])/[.$H$4]" office:value-type="float" office:value="0.139009900990099">
            <text:p>0.14</text:p>
          </table:table-cell>
          <table:table-cell table:formula="oooc:=([.D5]-[.$A$1])/[.$H$4]" office:value-type="float" office:value="0.171089108910891">
            <text:p>0.17</text:p>
          </table:table-cell>
          <table:table-cell table:formula="oooc:=([.E5]-[.$A$1])/[.$H$4]" office:value-type="float" office:value="0.376039603960396">
            <text:p>0.38</text:p>
          </table:table-cell>
          <table:table-cell table:formula="oooc:=([.F5]-[.$A$1])/[.$H$4]" office:value-type="float" office:value="0.65049504950495">
            <text:p>0.65</text:p>
          </table:table-cell>
          <table:table-cell table:number-columns-repeated="244"/>
        </table:table-row>
        <table:table-row table:style-name="ro1">
          <table:table-cell office:value-type="float" office:value="560">
            <text:p>560.00</text:p>
          </table:table-cell>
          <table:table-cell office:value-type="float" office:value="260">
            <text:p>260.00</text:p>
          </table:table-cell>
          <table:table-cell office:value-type="float" office:value="192">
            <text:p>192.00</text:p>
          </table:table-cell>
          <table:table-cell office:value-type="float" office:value="213">
            <text:p>213.00</text:p>
          </table:table-cell>
          <table:table-cell office:value-type="float" office:value="301">
            <text:p>301.00</text:p>
          </table:table-cell>
          <table:table-cell office:value-type="float" office:value="1031">
            <text:p>1031.00</text:p>
          </table:table-cell>
          <table:table-cell/>
          <table:table-cell table:formula="oooc:=([.B6]-[.$A$1])/0.18" office:value-type="float" office:value="1238.88888888889">
            <text:p>1238.89</text:p>
          </table:table-cell>
          <table:table-cell table:formula="oooc:=([.C6]-[.$A$1])/[.$H$4]" office:value-type="float" office:value="0.138118811881188">
            <text:p>0.14</text:p>
          </table:table-cell>
          <table:table-cell table:formula="oooc:=([.D6]-[.$A$1])/[.$H$4]" office:value-type="float" office:value="0.156831683168317">
            <text:p>0.16</text:p>
          </table:table-cell>
          <table:table-cell table:formula="oooc:=([.E6]-[.$A$1])/[.$H$4]" office:value-type="float" office:value="0.235247524752475">
            <text:p>0.24</text:p>
          </table:table-cell>
          <table:table-cell table:formula="oooc:=([.F6]-[.$A$1])/[.$H$4]" office:value-type="float" office:value="0.885742574257426">
            <text:p>0.89</text:p>
          </table:table-cell>
          <table:table-cell table:number-columns-repeated="244"/>
        </table:table-row>
        <table:table-row table:style-name="ro1">
          <table:table-cell office:value-type="float" office:value="585">
            <text:p>585.00</text:p>
          </table:table-cell>
          <table:table-cell office:value-type="float" office:value="275">
            <text:p>275.00</text:p>
          </table:table-cell>
          <table:table-cell office:value-type="float" office:value="398">
            <text:p>398.00</text:p>
          </table:table-cell>
          <table:table-cell office:value-type="float" office:value="196">
            <text:p>196.00</text:p>
          </table:table-cell>
          <table:table-cell office:value-type="float" office:value="197">
            <text:p>197.00</text:p>
          </table:table-cell>
          <table:table-cell office:value-type="float" office:value="952">
            <text:p>952.00</text:p>
          </table:table-cell>
          <table:table-cell/>
          <table:table-cell table:formula="oooc:=([.B7]-[.$A$1])/0.18" office:value-type="float" office:value="1322.22222222222">
            <text:p>1322.22</text:p>
          </table:table-cell>
          <table:table-cell table:formula="oooc:=([.C7]-[.$A$1])/[.$H$4]" office:value-type="float" office:value="0.321683168316832">
            <text:p>0.32</text:p>
          </table:table-cell>
          <table:table-cell table:formula="oooc:=([.D7]-[.$A$1])/[.$H$4]" office:value-type="float" office:value="0.141683168316832">
            <text:p>0.14</text:p>
          </table:table-cell>
          <table:table-cell table:formula="oooc:=([.E7]-[.$A$1])/[.$H$4]" office:value-type="float" office:value="0.142574257425743">
            <text:p>0.14</text:p>
          </table:table-cell>
          <table:table-cell table:formula="oooc:=([.F7]-[.$A$1])/[.$H$4]" office:value-type="float" office:value="0.815346534653465">
            <text:p>0.82</text:p>
          </table:table-cell>
          <table:table-cell table:number-columns-repeated="244"/>
        </table:table-row>
        <table:table-row table:style-name="ro1">
          <table:table-cell office:value-type="float" office:value="600">
            <text:p>600.00</text:p>
          </table:table-cell>
          <table:table-cell office:value-type="float" office:value="264">
            <text:p>264.00</text:p>
          </table:table-cell>
          <table:table-cell office:value-type="float" office:value="447">
            <text:p>447.00</text:p>
          </table:table-cell>
          <table:table-cell office:value-type="float" office:value="127">
            <text:p>127.00</text:p>
          </table:table-cell>
          <table:table-cell office:value-type="float" office:value="115">
            <text:p>115.00</text:p>
          </table:table-cell>
          <table:table-cell office:value-type="float" office:value="960">
            <text:p>960.00</text:p>
          </table:table-cell>
          <table:table-cell/>
          <table:table-cell table:formula="oooc:=([.B8]-[.$A$1])/0.18" office:value-type="float" office:value="1261.11111111111">
            <text:p>1261.11</text:p>
          </table:table-cell>
          <table:table-cell table:formula="oooc:=([.C8]-[.$A$1])/[.$H$4]" office:value-type="float" office:value="0.365346534653465">
            <text:p>0.37</text:p>
          </table:table-cell>
          <table:table-cell table:formula="oooc:=([.D8]-[.$A$1])/[.$H$4]" office:value-type="float" office:value="0.0801980198019802">
            <text:p>0.08</text:p>
          </table:table-cell>
          <table:table-cell table:formula="oooc:=([.E8]-[.$A$1])/[.$H$4]" office:value-type="float" office:value="0.0695049504950495">
            <text:p>0.07</text:p>
          </table:table-cell>
          <table:table-cell table:formula="oooc:=([.F8]-[.$A$1])/[.$H$4]" office:value-type="float" office:value="0.822475247524752">
            <text:p>0.82</text:p>
          </table:table-cell>
          <table:table-cell table:number-columns-repeated="244"/>
        </table:table-row>
        <table:table-row table:style-name="ro1">
          <table:table-cell office:value-type="float" office:value="645">
            <text:p>645.00</text:p>
          </table:table-cell>
          <table:table-cell office:value-type="float" office:value="258">
            <text:p>258.00</text:p>
          </table:table-cell>
          <table:table-cell office:value-type="float" office:value="388">
            <text:p>388.00</text:p>
          </table:table-cell>
          <table:table-cell office:value-type="float" office:value="217">
            <text:p>217.00</text:p>
          </table:table-cell>
          <table:table-cell office:value-type="float" office:value="149">
            <text:p>149.00</text:p>
          </table:table-cell>
          <table:table-cell office:value-type="float" office:value="821">
            <text:p>821.00</text:p>
          </table:table-cell>
          <table:table-cell/>
          <table:table-cell table:formula="oooc:=([.B9]-[.$A$1])/0.18" office:value-type="float" office:value="1227.77777777778">
            <text:p>1227.78</text:p>
          </table:table-cell>
          <table:table-cell table:formula="oooc:=([.C9]-[.$A$1])/[.$H$4]" office:value-type="float" office:value="0.312772277227723">
            <text:p>0.31</text:p>
          </table:table-cell>
          <table:table-cell table:formula="oooc:=([.D9]-[.$A$1])/[.$H$4]" office:value-type="float" office:value="0.16039603960396">
            <text:p>0.16</text:p>
          </table:table-cell>
          <table:table-cell table:formula="oooc:=([.E9]-[.$A$1])/[.$H$4]" office:value-type="float" office:value="0.0998019801980198">
            <text:p>0.10</text:p>
          </table:table-cell>
          <table:table-cell table:formula="oooc:=([.F9]-[.$A$1])/[.$H$4]" office:value-type="float" office:value="0.698613861386139">
            <text:p>0.70</text:p>
          </table:table-cell>
          <table:table-cell table:number-columns-repeated="244"/>
        </table:table-row>
        <table:table-row table:style-name="ro1">
          <table:table-cell office:value-type="float" office:value="700">
            <text:p>700.00</text:p>
          </table:table-cell>
          <table:table-cell office:value-type="float" office:value="262">
            <text:p>262.00</text:p>
          </table:table-cell>
          <table:table-cell office:value-type="float" office:value="307">
            <text:p>307.00</text:p>
          </table:table-cell>
          <table:table-cell office:value-type="float" office:value="182">
            <text:p>182.00</text:p>
          </table:table-cell>
          <table:table-cell office:value-type="float" office:value="132">
            <text:p>132.00</text:p>
          </table:table-cell>
          <table:table-cell office:value-type="float" office:value="712">
            <text:p>712.00</text:p>
          </table:table-cell>
          <table:table-cell/>
          <table:table-cell table:formula="oooc:=([.B10]-[.$A$1])/0.18" office:value-type="float" office:value="1250">
            <text:p>1250.00</text:p>
          </table:table-cell>
          <table:table-cell table:formula="oooc:=([.C10]-[.$A$1])/[.$H$4]" office:value-type="float" office:value="0.240594059405941">
            <text:p>0.24</text:p>
          </table:table-cell>
          <table:table-cell table:formula="oooc:=([.D10]-[.$A$1])/[.$H$4]" office:value-type="float" office:value="0.129207920792079">
            <text:p>0.13</text:p>
          </table:table-cell>
          <table:table-cell table:formula="oooc:=([.E10]-[.$A$1])/[.$H$4]" office:value-type="float" office:value="0.0846534653465347">
            <text:p>0.08</text:p>
          </table:table-cell>
          <table:table-cell table:formula="oooc:=([.F10]-[.$A$1])/[.$H$4]" office:value-type="float" office:value="0.601485148514851">
            <text:p>0.60</text:p>
          </table:table-cell>
          <table:table-cell table:number-columns-repeated="244"/>
        </table:table-row>
        <table:table-row table:style-name="ro1">
          <table:table-cell office:value-type="float" office:value="735">
            <text:p>735.00</text:p>
          </table:table-cell>
          <table:table-cell office:value-type="float" office:value="270">
            <text:p>270.00</text:p>
          </table:table-cell>
          <table:table-cell office:value-type="float" office:value="294">
            <text:p>294.00</text:p>
          </table:table-cell>
          <table:table-cell office:value-type="float" office:value="132">
            <text:p>132.00</text:p>
          </table:table-cell>
          <table:table-cell office:value-type="float" office:value="109">
            <text:p>109.00</text:p>
          </table:table-cell>
          <table:table-cell office:value-type="float" office:value="680">
            <text:p>680.00</text:p>
          </table:table-cell>
          <table:table-cell/>
          <table:table-cell table:formula="oooc:=([.B11]-[.$A$1])/0.18" office:value-type="float" office:value="1294.44444444444">
            <text:p>1294.44</text:p>
          </table:table-cell>
          <table:table-cell table:formula="oooc:=([.C11]-[.$A$1])/[.$H$4]" office:value-type="float" office:value="0.229009900990099">
            <text:p>0.23</text:p>
          </table:table-cell>
          <table:table-cell table:formula="oooc:=([.D11]-[.$A$1])/[.$H$4]" office:value-type="float" office:value="0.0846534653465347">
            <text:p>0.08</text:p>
          </table:table-cell>
          <table:table-cell table:formula="oooc:=([.E11]-[.$A$1])/[.$H$4]" office:value-type="float" office:value="0.0641584158415842">
            <text:p>0.06</text:p>
          </table:table-cell>
          <table:table-cell table:formula="oooc:=([.F11]-[.$A$1])/[.$H$4]" office:value-type="float" office:value="0.572970297029703">
            <text:p>0.57</text:p>
          </table:table-cell>
          <table:table-cell table:number-columns-repeated="244"/>
        </table:table-row>
        <table:table-row table:style-name="ro1">
          <table:table-cell office:value-type="float" office:value="810">
            <text:p>810.00</text:p>
          </table:table-cell>
          <table:table-cell office:value-type="float" office:value="290">
            <text:p>290.00</text:p>
          </table:table-cell>
          <table:table-cell office:value-type="float" office:value="247">
            <text:p>247.00</text:p>
          </table:table-cell>
          <table:table-cell office:value-type="float" office:value="341">
            <text:p>341.00</text:p>
          </table:table-cell>
          <table:table-cell office:value-type="float" office:value="264">
            <text:p>264.00</text:p>
          </table:table-cell>
          <table:table-cell office:value-type="float" office:value="588">
            <text:p>588.00</text:p>
          </table:table-cell>
          <table:table-cell/>
          <table:table-cell table:formula="oooc:=([.B12]-[.$A$1])/0.18" office:value-type="float" office:value="1405.55555555556">
            <text:p>1405.56</text:p>
          </table:table-cell>
          <table:table-cell table:formula="oooc:=([.C12]-[.$A$1])/[.$H$4]" office:value-type="float" office:value="0.187128712871287">
            <text:p>0.19</text:p>
          </table:table-cell>
          <table:table-cell table:formula="oooc:=([.D12]-[.$A$1])/[.$H$4]" office:value-type="float" office:value="0.270891089108911">
            <text:p>0.27</text:p>
          </table:table-cell>
          <table:table-cell table:formula="oooc:=([.E12]-[.$A$1])/[.$H$4]" office:value-type="float" office:value="0.202277227722772">
            <text:p>0.20</text:p>
          </table:table-cell>
          <table:table-cell table:formula="oooc:=([.F12]-[.$A$1])/[.$H$4]" office:value-type="float" office:value="0.490990099009901">
            <text:p>0.49</text:p>
          </table:table-cell>
          <table:table-cell table:number-columns-repeated="244"/>
        </table:table-row>
        <table:table-row table:style-name="ro1">
          <table:table-cell office:value-type="float" office:value="880">
            <text:p>880.00</text:p>
          </table:table-cell>
          <table:table-cell office:value-type="float" office:value="306">
            <text:p>306.00</text:p>
          </table:table-cell>
          <table:table-cell office:value-type="float" office:value="233">
            <text:p>233.00</text:p>
          </table:table-cell>
          <table:table-cell office:value-type="float" office:value="357">
            <text:p>357.00</text:p>
          </table:table-cell>
          <table:table-cell office:value-type="float" office:value="290">
            <text:p>290.00</text:p>
          </table:table-cell>
          <table:table-cell office:value-type="float" office:value="541">
            <text:p>541.00</text:p>
          </table:table-cell>
          <table:table-cell/>
          <table:table-cell table:formula="oooc:=([.B13]-[.$A$1])/0.18" office:value-type="float" office:value="1494.44444444444">
            <text:p>1494.44</text:p>
          </table:table-cell>
          <table:table-cell table:formula="oooc:=([.C13]-[.$A$1])/[.$H$4]" office:value-type="float" office:value="0.174653465346535">
            <text:p>0.17</text:p>
          </table:table-cell>
          <table:table-cell table:formula="oooc:=([.D13]-[.$A$1])/[.$H$4]" office:value-type="float" office:value="0.285148514851485">
            <text:p>0.29</text:p>
          </table:table-cell>
          <table:table-cell table:formula="oooc:=([.E13]-[.$A$1])/[.$H$4]" office:value-type="float" office:value="0.225445544554455">
            <text:p>0.23</text:p>
          </table:table-cell>
          <table:table-cell table:formula="oooc:=([.F13]-[.$A$1])/[.$H$4]" office:value-type="float" office:value="0.449108910891089">
            <text:p>0.45</text:p>
          </table:table-cell>
          <table:table-cell table:number-columns-repeated="244"/>
        </table:table-row>
        <table:table-row table:style-name="ro1">
          <table:table-cell office:value-type="float" office:value="940">
            <text:p>940.00</text:p>
          </table:table-cell>
          <table:table-cell office:value-type="float" office:value="320">
            <text:p>320.00</text:p>
          </table:table-cell>
          <table:table-cell office:value-type="float" office:value="264">
            <text:p>264.00</text:p>
          </table:table-cell>
          <table:table-cell office:value-type="float" office:value="304">
            <text:p>304.00</text:p>
          </table:table-cell>
          <table:table-cell office:value-type="float" office:value="290">
            <text:p>290.00</text:p>
          </table:table-cell>
          <table:table-cell office:value-type="float" office:value="554">
            <text:p>554.00</text:p>
          </table:table-cell>
          <table:table-cell/>
          <table:table-cell table:formula="oooc:=([.B14]-[.$A$1])/0.18" office:value-type="float" office:value="1572.22222222222">
            <text:p>1572.22</text:p>
          </table:table-cell>
          <table:table-cell table:formula="oooc:=([.C14]-[.$A$1])/[.$H$4]" office:value-type="float" office:value="0.202277227722772">
            <text:p>0.20</text:p>
          </table:table-cell>
          <table:table-cell table:formula="oooc:=([.D14]-[.$A$1])/[.$H$4]" office:value-type="float" office:value="0.237920792079208">
            <text:p>0.24</text:p>
          </table:table-cell>
          <table:table-cell table:formula="oooc:=([.E14]-[.$A$1])/[.$H$4]" office:value-type="float" office:value="0.225445544554455">
            <text:p>0.23</text:p>
          </table:table-cell>
          <table:table-cell table:formula="oooc:=([.F14]-[.$A$1])/[.$H$4]" office:value-type="float" office:value="0.460693069306931">
            <text:p>0.46</text:p>
          </table:table-cell>
          <table:table-cell table:number-columns-repeated="244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office:value-type="string">
            <text:p>Plastic</text:p>
          </table:table-cell>
          <table:table-cell table:style-name="Default" table:number-columns-repeated="255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Default"/>
        <table:table-column table:style-name="co1" table:number-columns-repeated="6" table:default-cell-style-name="ce3"/>
        <table:table-row table:style-name="ro1">
          <table:table-cell table:style-name="Default" office:value-type="float" office:value="37">
            <text:p>37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table:style-name="ce1"/>
          <table:table-cell table:style-name="ce1" office:value-type="string">
            <text:p>Grey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Yellow</text:p>
          </table:table-cell>
          <table:table-cell table:style-name="ce1"/>
          <table:table-cell table:style-name="ce1" office:value-type="string">
            <text:p>Grey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Yellow</text:p>
          </table:table-cell>
        </table:table-row>
        <table:table-row table:style-name="ro1">
          <table:table-cell table:style-name="ce2"/>
          <table:table-cell table:style-name="ce2" office:value-type="float" office:value="0.18">
            <text:p>0.18</text:p>
          </table:table-cell>
          <table:table-cell table:number-columns-repeated="4" table:style-name="ce2" office:value-type="string">
            <text:p>raw</text:p>
          </table:table-cell>
          <table:table-cell table:style-name="ce2" table:number-columns-repeated="6"/>
        </table:table-row>
        <table:table-row table:style-name="ro1">
          <table:table-cell office:value-type="float" office:value="470">
            <text:p>470.00</text:p>
          </table:table-cell>
          <table:table-cell office:value-type="float" office:value="247">
            <text:p>247</text:p>
          </table:table-cell>
          <table:table-cell office:value-type="float" office:value="195">
            <text:p>195</text:p>
          </table:table-cell>
          <table:table-cell office:value-type="float" office:value="500">
            <text:p>500</text:p>
          </table:table-cell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 office:value-type="float" office:value="470">
            <text:p>470.00</text:p>
          </table:table-cell>
          <table:table-cell table:formula="oooc:=([.B4]-[.$A$1])/0.18" office:value-type="float" office:value="1166.66666666667">
            <text:p>1166.67</text:p>
          </table:table-cell>
          <table:table-cell table:formula="oooc:=([.C4]-[.$A$1])/[.$H$4]" office:value-type="float" office:value="0.135428571428571">
            <text:p>0.14</text:p>
          </table:table-cell>
          <table:table-cell table:formula="oooc:=([.D4]-[.$A$1])/[.$H$4]" office:value-type="float" office:value="0.396857142857143">
            <text:p>0.40</text:p>
          </table:table-cell>
          <table:table-cell table:formula="oooc:=([.E4]-[.$A$1])/[.$H$4]" office:value-type="float" office:value="0.132857142857143">
            <text:p>0.13</text:p>
          </table:table-cell>
          <table:table-cell table:formula="oooc:=([.F4]-[.$A$1])/[.$H$4]" office:value-type="float" office:value="0.160285714285714">
            <text:p>0.16</text:p>
          </table:table-cell>
        </table:table-row>
        <table:table-row table:style-name="ro1">
          <table:table-cell office:value-type="float" office:value="525">
            <text:p>525.00</text:p>
          </table:table-cell>
          <table:table-cell office:value-type="float" office:value="267">
            <text:p>267</text:p>
          </table:table-cell>
          <table:table-cell office:value-type="float" office:value="219">
            <text:p>219</text:p>
          </table:table-cell>
          <table:table-cell office:value-type="float" office:value="283">
            <text:p>283</text:p>
          </table:table-cell>
          <table:table-cell office:value-type="float" office:value="668">
            <text:p>668</text:p>
          </table:table-cell>
          <table:table-cell office:value-type="float" office:value="1193">
            <text:p>1193</text:p>
          </table:table-cell>
          <table:table-cell office:value-type="float" office:value="525">
            <text:p>525.00</text:p>
          </table:table-cell>
          <table:table-cell table:formula="oooc:=([.B5]-[.$A$1])/0.18" office:value-type="float" office:value="1277.77777777778">
            <text:p>1277.78</text:p>
          </table:table-cell>
          <table:table-cell table:formula="oooc:=([.C5]-[.$A$1])/[.$H$4]" office:value-type="float" office:value="0.156">
            <text:p>0.16</text:p>
          </table:table-cell>
          <table:table-cell table:formula="oooc:=([.D5]-[.$A$1])/[.$H$4]" office:value-type="float" office:value="0.210857142857143">
            <text:p>0.21</text:p>
          </table:table-cell>
          <table:table-cell table:formula="oooc:=([.E5]-[.$A$1])/[.$H$4]" office:value-type="float" office:value="0.540857142857143">
            <text:p>0.54</text:p>
          </table:table-cell>
          <table:table-cell table:formula="oooc:=([.F5]-[.$A$1])/[.$H$4]" office:value-type="float" office:value="0.990857142857143">
            <text:p>0.99</text:p>
          </table:table-cell>
        </table:table-row>
        <table:table-row table:style-name="ro1">
          <table:table-cell office:value-type="float" office:value="560">
            <text:p>560.00</text:p>
          </table:table-cell>
          <table:table-cell office:value-type="float" office:value="257">
            <text:p>257</text:p>
          </table:table-cell>
          <table:table-cell office:value-type="float" office:value="290">
            <text:p>290</text:p>
          </table:table-cell>
          <table:table-cell office:value-type="float" office:value="208">
            <text:p>208</text:p>
          </table:table-cell>
          <table:table-cell office:value-type="float" office:value="591">
            <text:p>591</text:p>
          </table:table-cell>
          <table:table-cell office:value-type="float" office:value="1276">
            <text:p>1276</text:p>
          </table:table-cell>
          <table:table-cell office:value-type="float" office:value="560">
            <text:p>560.00</text:p>
          </table:table-cell>
          <table:table-cell table:formula="oooc:=([.B6]-[.$A$1])/0.18" office:value-type="float" office:value="1222.22222222222">
            <text:p>1222.22</text:p>
          </table:table-cell>
          <table:table-cell table:formula="oooc:=([.C6]-[.$A$1])/[.$H$4]" office:value-type="float" office:value="0.216857142857143">
            <text:p>0.22</text:p>
          </table:table-cell>
          <table:table-cell table:formula="oooc:=([.D6]-[.$A$1])/[.$H$4]" office:value-type="float" office:value="0.146571428571429">
            <text:p>0.15</text:p>
          </table:table-cell>
          <table:table-cell table:formula="oooc:=([.E6]-[.$A$1])/[.$H$4]" office:value-type="float" office:value="0.474857142857143">
            <text:p>0.47</text:p>
          </table:table-cell>
          <table:table-cell table:formula="oooc:=([.F6]-[.$A$1])/[.$H$4]" office:value-type="float" office:value="1.062">
            <text:p>1.06</text:p>
          </table:table-cell>
        </table:table-row>
        <table:table-row table:style-name="ro1">
          <table:table-cell office:value-type="float" office:value="585">
            <text:p>585.00</text:p>
          </table:table-cell>
          <table:table-cell office:value-type="float" office:value="266">
            <text:p>266</text:p>
          </table:table-cell>
          <table:table-cell office:value-type="float" office:value="700">
            <text:p>700</text:p>
          </table:table-cell>
          <table:table-cell office:value-type="float" office:value="179">
            <text:p>179</text:p>
          </table:table-cell>
          <table:table-cell office:value-type="float" office:value="360">
            <text:p>360</text:p>
          </table:table-cell>
          <table:table-cell office:value-type="float" office:value="1304">
            <text:p>1304</text:p>
          </table:table-cell>
          <table:table-cell office:value-type="float" office:value="585">
            <text:p>585.00</text:p>
          </table:table-cell>
          <table:table-cell table:formula="oooc:=([.B7]-[.$A$1])/0.18" office:value-type="float" office:value="1272.22222222222">
            <text:p>1272.22</text:p>
          </table:table-cell>
          <table:table-cell table:formula="oooc:=([.C7]-[.$A$1])/[.$H$4]" office:value-type="float" office:value="0.568285714285714">
            <text:p>0.57</text:p>
          </table:table-cell>
          <table:table-cell table:formula="oooc:=([.D7]-[.$A$1])/[.$H$4]" office:value-type="float" office:value="0.121714285714286">
            <text:p>0.12</text:p>
          </table:table-cell>
          <table:table-cell table:formula="oooc:=([.E7]-[.$A$1])/[.$H$4]" office:value-type="float" office:value="0.276857142857143">
            <text:p>0.28</text:p>
          </table:table-cell>
          <table:table-cell table:formula="oooc:=([.F7]-[.$A$1])/[.$H$4]" office:value-type="float" office:value="1.086">
            <text:p>1.09</text:p>
          </table:table-cell>
        </table:table-row>
        <table:table-row table:style-name="ro1">
          <table:table-cell office:value-type="float" office:value="600">
            <text:p>600.00</text:p>
          </table:table-cell>
          <table:table-cell office:value-type="float" office:value="260">
            <text:p>260</text:p>
          </table:table-cell>
          <table:table-cell office:value-type="float" office:value="943">
            <text:p>943</text:p>
          </table:table-cell>
          <table:table-cell office:value-type="float" office:value="163">
            <text:p>163</text:p>
          </table:table-cell>
          <table:table-cell office:value-type="float" office:value="250">
            <text:p>250</text:p>
          </table:table-cell>
          <table:table-cell office:value-type="float" office:value="1260">
            <text:p>1260</text:p>
          </table:table-cell>
          <table:table-cell office:value-type="float" office:value="600">
            <text:p>600.00</text:p>
          </table:table-cell>
          <table:table-cell table:formula="oooc:=([.B8]-[.$A$1])/0.18" office:value-type="float" office:value="1238.88888888889">
            <text:p>1238.89</text:p>
          </table:table-cell>
          <table:table-cell table:formula="oooc:=([.C8]-[.$A$1])/[.$H$4]" office:value-type="float" office:value="0.776571428571428">
            <text:p>0.78</text:p>
          </table:table-cell>
          <table:table-cell table:formula="oooc:=([.D8]-[.$A$1])/[.$H$4]" office:value-type="float" office:value="0.108">
            <text:p>0.11</text:p>
          </table:table-cell>
          <table:table-cell table:formula="oooc:=([.E8]-[.$A$1])/[.$H$4]" office:value-type="float" office:value="0.182571428571429">
            <text:p>0.18</text:p>
          </table:table-cell>
          <table:table-cell table:formula="oooc:=([.F8]-[.$A$1])/[.$H$4]" office:value-type="float" office:value="1.04828571428571">
            <text:p>1.05</text:p>
          </table:table-cell>
        </table:table-row>
        <table:table-row table:style-name="ro1">
          <table:table-cell office:value-type="float" office:value="645">
            <text:p>645.00</text:p>
          </table:table-cell>
          <table:table-cell office:value-type="float" office:value="261">
            <text:p>261</text:p>
          </table:table-cell>
          <table:table-cell office:value-type="float" office:value="971">
            <text:p>971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 office:value-type="float" office:value="1093">
            <text:p>1093</text:p>
          </table:table-cell>
          <table:table-cell office:value-type="float" office:value="645">
            <text:p>645.00</text:p>
          </table:table-cell>
          <table:table-cell table:formula="oooc:=([.B9]-[.$A$1])/0.18" office:value-type="float" office:value="1244.44444444444">
            <text:p>1244.44</text:p>
          </table:table-cell>
          <table:table-cell table:formula="oooc:=([.C9]-[.$A$1])/[.$H$4]" office:value-type="float" office:value="0.800571428571428">
            <text:p>0.80</text:p>
          </table:table-cell>
          <table:table-cell table:formula="oooc:=([.D9]-[.$A$1])/[.$H$4]" office:value-type="float" office:value="0.188571428571429">
            <text:p>0.19</text:p>
          </table:table-cell>
          <table:table-cell table:formula="oooc:=([.E9]-[.$A$1])/[.$H$4]" office:value-type="float" office:value="0.197142857142857">
            <text:p>0.20</text:p>
          </table:table-cell>
          <table:table-cell table:formula="oooc:=([.F9]-[.$A$1])/[.$H$4]" office:value-type="float" office:value="0.905142857142857">
            <text:p>0.91</text:p>
          </table:table-cell>
        </table:table-row>
        <table:table-row table:style-name="ro1">
          <table:table-cell office:value-type="float" office:value="700">
            <text:p>700.00</text:p>
          </table:table-cell>
          <table:table-cell office:value-type="float" office:value="267">
            <text:p>267</text:p>
          </table:table-cell>
          <table:table-cell office:value-type="float" office:value="1118">
            <text:p>1118</text:p>
          </table:table-cell>
          <table:table-cell office:value-type="float" office:value="248">
            <text:p>248</text:p>
          </table:table-cell>
          <table:table-cell office:value-type="float" office:value="304">
            <text:p>304</text:p>
          </table:table-cell>
          <table:table-cell office:value-type="float" office:value="1217">
            <text:p>1217</text:p>
          </table:table-cell>
          <table:table-cell office:value-type="float" office:value="700">
            <text:p>700.00</text:p>
          </table:table-cell>
          <table:table-cell table:formula="oooc:=([.B10]-[.$A$1])/0.18" office:value-type="float" office:value="1277.77777777778">
            <text:p>1277.78</text:p>
          </table:table-cell>
          <table:table-cell table:formula="oooc:=([.C10]-[.$A$1])/[.$H$4]" office:value-type="float" office:value="0.926571428571428">
            <text:p>0.93</text:p>
          </table:table-cell>
          <table:table-cell table:formula="oooc:=([.D10]-[.$A$1])/[.$H$4]" office:value-type="float" office:value="0.180857142857143">
            <text:p>0.18</text:p>
          </table:table-cell>
          <table:table-cell table:formula="oooc:=([.E10]-[.$A$1])/[.$H$4]" office:value-type="float" office:value="0.228857142857143">
            <text:p>0.23</text:p>
          </table:table-cell>
          <table:table-cell table:formula="oooc:=([.F10]-[.$A$1])/[.$H$4]" office:value-type="float" office:value="1.01142857142857">
            <text:p>1.01</text:p>
          </table:table-cell>
        </table:table-row>
        <table:table-row table:style-name="ro1">
          <table:table-cell office:value-type="float" office:value="735">
            <text:p>735.00</text:p>
          </table:table-cell>
          <table:table-cell office:value-type="float" office:value="267">
            <text:p>267</text:p>
          </table:table-cell>
          <table:table-cell office:value-type="float" office:value="1150">
            <text:p>1150</text:p>
          </table:table-cell>
          <table:table-cell office:value-type="float" office:value="162">
            <text:p>162</text:p>
          </table:table-cell>
          <table:table-cell office:value-type="float" office:value="270">
            <text:p>270</text:p>
          </table:table-cell>
          <table:table-cell office:value-type="float" office:value="1260">
            <text:p>1260</text:p>
          </table:table-cell>
          <table:table-cell office:value-type="float" office:value="735">
            <text:p>735.00</text:p>
          </table:table-cell>
          <table:table-cell table:formula="oooc:=([.B11]-[.$A$1])/0.18" office:value-type="float" office:value="1277.77777777778">
            <text:p>1277.78</text:p>
          </table:table-cell>
          <table:table-cell table:formula="oooc:=([.C11]-[.$A$1])/[.$H$4]" office:value-type="float" office:value="0.954">
            <text:p>0.95</text:p>
          </table:table-cell>
          <table:table-cell table:formula="oooc:=([.D11]-[.$A$1])/[.$H$4]" office:value-type="float" office:value="0.107142857142857">
            <text:p>0.11</text:p>
          </table:table-cell>
          <table:table-cell table:formula="oooc:=([.E11]-[.$A$1])/[.$H$4]" office:value-type="float" office:value="0.199714285714286">
            <text:p>0.20</text:p>
          </table:table-cell>
          <table:table-cell table:formula="oooc:=([.F11]-[.$A$1])/[.$H$4]" office:value-type="float" office:value="1.04828571428571">
            <text:p>1.05</text:p>
          </table:table-cell>
        </table:table-row>
        <table:table-row table:style-name="ro1">
          <table:table-cell office:value-type="float" office:value="810">
            <text:p>810.00</text:p>
          </table:table-cell>
          <table:table-cell office:value-type="float" office:value="281">
            <text:p>281</text:p>
          </table:table-cell>
          <table:table-cell office:value-type="float" office:value="1177">
            <text:p>1177</text:p>
          </table:table-cell>
          <table:table-cell office:value-type="float" office:value="609">
            <text:p>609</text:p>
          </table:table-cell>
          <table:table-cell office:value-type="float" office:value="466">
            <text:p>466</text:p>
          </table:table-cell>
          <table:table-cell office:value-type="float" office:value="1278">
            <text:p>1278</text:p>
          </table:table-cell>
          <table:table-cell office:value-type="float" office:value="810">
            <text:p>810.00</text:p>
          </table:table-cell>
          <table:table-cell table:formula="oooc:=([.B12]-[.$A$1])/0.18" office:value-type="float" office:value="1355.55555555556">
            <text:p>1355.56</text:p>
          </table:table-cell>
          <table:table-cell table:formula="oooc:=([.C12]-[.$A$1])/[.$H$4]" office:value-type="float" office:value="0.977142857142857">
            <text:p>0.98</text:p>
          </table:table-cell>
          <table:table-cell table:formula="oooc:=([.D12]-[.$A$1])/[.$H$4]" office:value-type="float" office:value="0.490285714285714">
            <text:p>0.49</text:p>
          </table:table-cell>
          <table:table-cell table:formula="oooc:=([.E12]-[.$A$1])/[.$H$4]" office:value-type="float" office:value="0.367714285714286">
            <text:p>0.37</text:p>
          </table:table-cell>
          <table:table-cell table:formula="oooc:=([.F12]-[.$A$1])/[.$H$4]" office:value-type="float" office:value="1.06371428571429">
            <text:p>1.06</text:p>
          </table:table-cell>
        </table:table-row>
        <table:table-row table:style-name="ro1">
          <table:table-cell office:value-type="float" office:value="880">
            <text:p>880.00</text:p>
          </table:table-cell>
          <table:table-cell office:value-type="float" office:value="300">
            <text:p>300</text:p>
          </table:table-cell>
          <table:table-cell office:value-type="float" office:value="1240">
            <text:p>1240</text:p>
          </table:table-cell>
          <table:table-cell office:value-type="float" office:value="1082">
            <text:p>1082</text:p>
          </table:table-cell>
          <table:table-cell office:value-type="float" office:value="942">
            <text:p>942</text:p>
          </table:table-cell>
          <table:table-cell office:value-type="float" office:value="1323">
            <text:p>1323</text:p>
          </table:table-cell>
          <table:table-cell office:value-type="float" office:value="880">
            <text:p>880.00</text:p>
          </table:table-cell>
          <table:table-cell table:formula="oooc:=([.B13]-[.$A$1])/0.18" office:value-type="float" office:value="1461.11111111111">
            <text:p>1461.11</text:p>
          </table:table-cell>
          <table:table-cell table:formula="oooc:=([.C13]-[.$A$1])/[.$H$4]" office:value-type="float" office:value="1.03114285714286">
            <text:p>1.03</text:p>
          </table:table-cell>
          <table:table-cell table:formula="oooc:=([.D13]-[.$A$1])/[.$H$4]" office:value-type="float" office:value="0.895714285714286">
            <text:p>0.90</text:p>
          </table:table-cell>
          <table:table-cell table:formula="oooc:=([.E13]-[.$A$1])/[.$H$4]" office:value-type="float" office:value="0.775714285714286">
            <text:p>0.78</text:p>
          </table:table-cell>
          <table:table-cell table:formula="oooc:=([.F13]-[.$A$1])/[.$H$4]" office:value-type="float" office:value="1.10228571428571">
            <text:p>1.10</text:p>
          </table:table-cell>
        </table:table-row>
        <table:table-row table:style-name="ro1">
          <table:table-cell office:value-type="float" office:value="940">
            <text:p>940.00</text:p>
          </table:table-cell>
          <table:table-cell office:value-type="float" office:value="318">
            <text:p>318</text:p>
          </table:table-cell>
          <table:table-cell office:value-type="float" office:value="1207">
            <text:p>1207</text:p>
          </table:table-cell>
          <table:table-cell office:value-type="float" office:value="1107">
            <text:p>1107</text:p>
          </table:table-cell>
          <table:table-cell office:value-type="float" office:value="1010">
            <text:p>1010</text:p>
          </table:table-cell>
          <table:table-cell office:value-type="float" office:value="1290">
            <text:p>1290</text:p>
          </table:table-cell>
          <table:table-cell office:value-type="float" office:value="940">
            <text:p>940.00</text:p>
          </table:table-cell>
          <table:table-cell table:formula="oooc:=([.B14]-[.$A$1])/0.18" office:value-type="float" office:value="1561.11111111111">
            <text:p>1561.11</text:p>
          </table:table-cell>
          <table:table-cell table:formula="oooc:=([.C14]-[.$A$1])/[.$H$4]" office:value-type="float" office:value="1.00285714285714">
            <text:p>1.00</text:p>
          </table:table-cell>
          <table:table-cell table:formula="oooc:=([.D14]-[.$A$1])/[.$H$4]" office:value-type="float" office:value="0.917142857142857">
            <text:p>0.92</text:p>
          </table:table-cell>
          <table:table-cell table:formula="oooc:=([.E14]-[.$A$1])/[.$H$4]" office:value-type="float" office:value="0.834">
            <text:p>0.83</text:p>
          </table:table-cell>
          <table:table-cell table:formula="oooc:=([.F14]-[.$A$1])/[.$H$4]" office:value-type="float" office:value="1.074">
            <text:p>1.07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6"/>
        </table:table-row>
        <table:table-row table:style-name="ro1">
          <table:table-cell table:style-name="Default" office:value-type="string">
            <text:p>Rubber</text:p>
          </table:table-cell>
          <table:table-cell table:number-columns-repeated="5"/>
          <table:table-cell table:style-name="Default" table:number-columns-repeated="6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6" table:default-cell-style-name="Default"/>
        <table:table-column table:style-name="co1" table:number-columns-repeated="7" table:default-cell-style-name="ce3"/>
        <table:table-row table:style-name="ro1">
          <table:table-cell table:style-name="Default" office:value-type="float" office:value="37">
            <text:p>37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 table:style-name="ce1"/>
          <table:table-cell table:style-name="ce1" office:value-type="string">
            <text:p>Grey</text:p>
          </table:table-cell>
          <table:table-cell table:style-name="ce1" office:value-type="string">
            <text:p>An</text:p>
          </table:table-cell>
          <table:table-cell table:style-name="ce1" office:value-type="string">
            <text:p>Ba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Leaf</text:p>
          </table:table-cell>
          <table:table-cell table:style-name="ce1" office:value-type="string">
            <text:p>Mars</text:p>
          </table:table-cell>
          <table:table-cell table:style-name="ce1"/>
          <table:table-cell table:style-name="ce1" office:value-type="string">
            <text:p>Grey</text:p>
          </table:table-cell>
          <table:table-cell table:style-name="ce1" office:value-type="string">
            <text:p>An</text:p>
          </table:table-cell>
          <table:table-cell table:style-name="ce1" office:value-type="string">
            <text:p>Ba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Leaf</text:p>
          </table:table-cell>
          <table:table-cell table:style-name="ce1" office:value-type="string">
            <text:p>Mars</text:p>
          </table:table-cell>
        </table:table-row>
        <table:table-row table:style-name="ro1">
          <table:table-cell table:style-name="ce2"/>
          <table:table-cell table:style-name="ce2" office:value-type="float" office:value="0.18">
            <text:p>0.18</text:p>
          </table:table-cell>
          <table:table-cell table:number-columns-repeated="5" table:style-name="ce2" office:value-type="string">
            <text:p>raw</text:p>
          </table:table-cell>
          <table:table-cell table:style-name="ce2" table:number-columns-repeated="6"/>
          <table:table-cell table:style-name="Default"/>
        </table:table-row>
        <table:table-row table:style-name="ro1">
          <table:table-cell office:value-type="float" office:value="470">
            <text:p>470.00</text:p>
          </table:table-cell>
          <table:table-cell office:value-type="float" office:value="246">
            <text:p>246</text:p>
          </table:table-cell>
          <table:table-cell office:value-type="float" office:value="390">
            <text:p>390</text:p>
          </table:table-cell>
          <table:table-cell office:value-type="float" office:value="95">
            <text:p>95</text:p>
          </table:table-cell>
          <table:table-cell office:value-type="float" office:value="218">
            <text:p>218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office:value-type="float" office:value="470">
            <text:p>470.00</text:p>
          </table:table-cell>
          <table:table-cell table:formula="oooc:=([.B4]-[.$A$1])/0.18" office:value-type="float" office:value="1161.11111111111">
            <text:p>1161.11</text:p>
          </table:table-cell>
          <table:table-cell table:formula="oooc:=([.C4]-[.$A$1])/[.$I$4]" office:value-type="float" office:value="0.304019138755981">
            <text:p>0.30</text:p>
          </table:table-cell>
          <table:table-cell table:formula="oooc:=([.D4]-[.$A$1])/[.$I$4]" office:value-type="float" office:value="0.0499521531100478">
            <text:p>0.05</text:p>
          </table:table-cell>
          <table:table-cell table:formula="oooc:=([.E4]-[.$A$1])/[.$I$4]" office:value-type="float" office:value="0.155885167464115">
            <text:p>0.16</text:p>
          </table:table-cell>
          <table:table-cell table:formula="oooc:=([.F4]-[.$A$1])/[.$I$4]" office:value-type="float" office:value="0.038755980861244">
            <text:p>0.04</text:p>
          </table:table-cell>
          <table:table-cell table:formula="oooc:=([.G4]-[.$A$1])/[.$I$4]" office:value-type="float" office:value="0.0594258373205742">
            <text:p>0.06</text:p>
          </table:table-cell>
        </table:table-row>
        <table:table-row table:style-name="ro1">
          <table:table-cell office:value-type="float" office:value="525">
            <text:p>525.00</text:p>
          </table:table-cell>
          <table:table-cell office:value-type="float" office:value="267">
            <text:p>267</text:p>
          </table:table-cell>
          <table:table-cell office:value-type="float" office:value="467">
            <text:p>467</text:p>
          </table:table-cell>
          <table:table-cell office:value-type="float" office:value="117">
            <text:p>117</text:p>
          </table:table-cell>
          <table:table-cell office:value-type="float" office:value="394">
            <text:p>394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  <table:table-cell office:value-type="float" office:value="525">
            <text:p>525.00</text:p>
          </table:table-cell>
          <table:table-cell table:formula="oooc:=([.C5]-[.$A$1])/0.18" office:value-type="float" office:value="2388.88888888889">
            <text:p>2388.89</text:p>
          </table:table-cell>
          <table:table-cell table:formula="oooc:=([.C5]-[.$A$1])/[.$I$4]" office:value-type="float" office:value="0.370334928229665">
            <text:p>0.37</text:p>
          </table:table-cell>
          <table:table-cell table:formula="oooc:=([.D5]-[.$A$1])/[.$I$4]" office:value-type="float" office:value="0.0688995215311005">
            <text:p>0.07</text:p>
          </table:table-cell>
          <table:table-cell table:formula="oooc:=([.E5]-[.$A$1])/[.$I$4]" office:value-type="float" office:value="0.307464114832536">
            <text:p>0.31</text:p>
          </table:table-cell>
          <table:table-cell table:formula="oooc:=([.F5]-[.$A$1])/[.$I$4]" office:value-type="float" office:value="0.0955980861244019">
            <text:p>0.10</text:p>
          </table:table-cell>
          <table:table-cell table:formula="oooc:=([.G5]-[.$A$1])/[.$I$4]" office:value-type="float" office:value="0.126602870813397">
            <text:p>0.13</text:p>
          </table:table-cell>
        </table:table-row>
        <table:table-row table:style-name="ro1">
          <table:table-cell office:value-type="float" office:value="560">
            <text:p>560.00</text:p>
          </table:table-cell>
          <table:table-cell office:value-type="float" office:value="256">
            <text:p>256</text:p>
          </table:table-cell>
          <table:table-cell office:value-type="float" office:value="460">
            <text:p>460</text:p>
          </table:table-cell>
          <table:table-cell office:value-type="float" office:value="107">
            <text:p>107</text:p>
          </table:table-cell>
          <table:table-cell office:value-type="float" office:value="411">
            <text:p>411</text:p>
          </table:table-cell>
          <table:table-cell office:value-type="float" office:value="167">
            <text:p>167</text:p>
          </table:table-cell>
          <table:table-cell office:value-type="float" office:value="207">
            <text:p>207</text:p>
          </table:table-cell>
          <table:table-cell office:value-type="float" office:value="560">
            <text:p>560.00</text:p>
          </table:table-cell>
          <table:table-cell table:formula="oooc:=([.C6]-[.$A$1])/0.18" office:value-type="float" office:value="2350">
            <text:p>2350.00</text:p>
          </table:table-cell>
          <table:table-cell table:formula="oooc:=([.C6]-[.$A$1])/[.$I$4]" office:value-type="float" office:value="0.364306220095694">
            <text:p>0.36</text:p>
          </table:table-cell>
          <table:table-cell table:formula="oooc:=([.D6]-[.$A$1])/[.$I$4]" office:value-type="float" office:value="0.0602870813397129">
            <text:p>0.06</text:p>
          </table:table-cell>
          <table:table-cell table:formula="oooc:=([.E6]-[.$A$1])/[.$I$4]" office:value-type="float" office:value="0.322105263157895">
            <text:p>0.32</text:p>
          </table:table-cell>
          <table:table-cell table:formula="oooc:=([.F6]-[.$A$1])/[.$I$4]" office:value-type="float" office:value="0.111961722488038">
            <text:p>0.11</text:p>
          </table:table-cell>
          <table:table-cell table:formula="oooc:=([.G6]-[.$A$1])/[.$I$4]" office:value-type="float" office:value="0.146411483253589">
            <text:p>0.15</text:p>
          </table:table-cell>
        </table:table-row>
        <table:table-row table:style-name="ro1">
          <table:table-cell office:value-type="float" office:value="585">
            <text:p>585.00</text:p>
          </table:table-cell>
          <table:table-cell office:value-type="float" office:value="264">
            <text:p>264</text:p>
          </table:table-cell>
          <table:table-cell office:value-type="float" office:value="477">
            <text:p>477</text:p>
          </table:table-cell>
          <table:table-cell office:value-type="float" office:value="118">
            <text:p>118</text:p>
          </table:table-cell>
          <table:table-cell office:value-type="float" office:value="438">
            <text:p>438</text:p>
          </table:table-cell>
          <table:table-cell office:value-type="float" office:value="136">
            <text:p>136</text:p>
          </table:table-cell>
          <table:table-cell office:value-type="float" office:value="288">
            <text:p>288</text:p>
          </table:table-cell>
          <table:table-cell office:value-type="float" office:value="585">
            <text:p>585.00</text:p>
          </table:table-cell>
          <table:table-cell table:formula="oooc:=([.C7]-[.$A$1])/0.18" office:value-type="float" office:value="2444.44444444444">
            <text:p>2444.44</text:p>
          </table:table-cell>
          <table:table-cell table:formula="oooc:=([.C7]-[.$A$1])/[.$I$4]" office:value-type="float" office:value="0.378947368421053">
            <text:p>0.38</text:p>
          </table:table-cell>
          <table:table-cell table:formula="oooc:=([.D7]-[.$A$1])/[.$I$4]" office:value-type="float" office:value="0.0697607655502392">
            <text:p>0.07</text:p>
          </table:table-cell>
          <table:table-cell table:formula="oooc:=([.E7]-[.$A$1])/[.$I$4]" office:value-type="float" office:value="0.345358851674641">
            <text:p>0.35</text:p>
          </table:table-cell>
          <table:table-cell table:formula="oooc:=([.F7]-[.$A$1])/[.$I$4]" office:value-type="float" office:value="0.0852631578947368">
            <text:p>0.09</text:p>
          </table:table-cell>
          <table:table-cell table:formula="oooc:=([.G7]-[.$A$1])/[.$I$4]" office:value-type="float" office:value="0.216172248803828">
            <text:p>0.22</text:p>
          </table:table-cell>
        </table:table-row>
        <table:table-row table:style-name="ro1">
          <table:table-cell office:value-type="float" office:value="600">
            <text:p>600.00</text:p>
          </table:table-cell>
          <table:table-cell office:value-type="float" office:value="255">
            <text:p>255</text:p>
          </table:table-cell>
          <table:table-cell office:value-type="float" office:value="446">
            <text:p>446</text:p>
          </table:table-cell>
          <table:table-cell office:value-type="float" office:value="112">
            <text:p>112</text:p>
          </table:table-cell>
          <table:table-cell office:value-type="float" office:value="410">
            <text:p>410</text:p>
          </table:table-cell>
          <table:table-cell office:value-type="float" office:value="117">
            <text:p>117</text:p>
          </table:table-cell>
          <table:table-cell office:value-type="float" office:value="306">
            <text:p>306</text:p>
          </table:table-cell>
          <table:table-cell office:value-type="float" office:value="600">
            <text:p>600.00</text:p>
          </table:table-cell>
          <table:table-cell table:formula="oooc:=([.C8]-[.$A$1])/0.18" office:value-type="float" office:value="2272.22222222222">
            <text:p>2272.22</text:p>
          </table:table-cell>
          <table:table-cell table:formula="oooc:=([.C8]-[.$A$1])/[.$I$4]" office:value-type="float" office:value="0.352248803827751">
            <text:p>0.35</text:p>
          </table:table-cell>
          <table:table-cell table:formula="oooc:=([.D8]-[.$A$1])/[.$I$4]" office:value-type="float" office:value="0.0645933014354067">
            <text:p>0.06</text:p>
          </table:table-cell>
          <table:table-cell table:formula="oooc:=([.E8]-[.$A$1])/[.$I$4]" office:value-type="float" office:value="0.321244019138756">
            <text:p>0.32</text:p>
          </table:table-cell>
          <table:table-cell table:formula="oooc:=([.F8]-[.$A$1])/[.$I$4]" office:value-type="float" office:value="0.0688995215311005">
            <text:p>0.07</text:p>
          </table:table-cell>
          <table:table-cell table:formula="oooc:=([.G8]-[.$A$1])/[.$I$4]" office:value-type="float" office:value="0.231674641148325">
            <text:p>0.23</text:p>
          </table:table-cell>
        </table:table-row>
        <table:table-row table:style-name="ro1">
          <table:table-cell office:value-type="float" office:value="645">
            <text:p>645.00</text:p>
          </table:table-cell>
          <table:table-cell office:value-type="float" office:value="254">
            <text:p>254</text:p>
          </table:table-cell>
          <table:table-cell office:value-type="float" office:value="388">
            <text:p>388</text:p>
          </table:table-cell>
          <table:table-cell office:value-type="float" office:value="93">
            <text:p>93</text:p>
          </table:table-cell>
          <table:table-cell office:value-type="float" office:value="348">
            <text:p>348</text:p>
          </table:table-cell>
          <table:table-cell office:value-type="float" office:value="146">
            <text:p>146</text:p>
          </table:table-cell>
          <table:table-cell office:value-type="float" office:value="305">
            <text:p>305</text:p>
          </table:table-cell>
          <table:table-cell office:value-type="float" office:value="645">
            <text:p>645.00</text:p>
          </table:table-cell>
          <table:table-cell table:formula="oooc:=([.C9]-[.$A$1])/0.18" office:value-type="float" office:value="1950">
            <text:p>1950.00</text:p>
          </table:table-cell>
          <table:table-cell table:formula="oooc:=([.C9]-[.$A$1])/[.$I$4]" office:value-type="float" office:value="0.302296650717703">
            <text:p>0.30</text:p>
          </table:table-cell>
          <table:table-cell table:formula="oooc:=([.D9]-[.$A$1])/[.$I$4]" office:value-type="float" office:value="0.0482296650717703">
            <text:p>0.05</text:p>
          </table:table-cell>
          <table:table-cell table:formula="oooc:=([.E9]-[.$A$1])/[.$I$4]" office:value-type="float" office:value="0.267846889952153">
            <text:p>0.27</text:p>
          </table:table-cell>
          <table:table-cell table:formula="oooc:=([.F9]-[.$A$1])/[.$I$4]" office:value-type="float" office:value="0.0938755980861244">
            <text:p>0.09</text:p>
          </table:table-cell>
          <table:table-cell table:formula="oooc:=([.G9]-[.$A$1])/[.$I$4]" office:value-type="float" office:value="0.230813397129187">
            <text:p>0.23</text:p>
          </table:table-cell>
        </table:table-row>
        <table:table-row table:style-name="ro1">
          <table:table-cell office:value-type="float" office:value="700">
            <text:p>700.00</text:p>
          </table:table-cell>
          <table:table-cell office:value-type="float" office:value="262">
            <text:p>262</text:p>
          </table:table-cell>
          <table:table-cell office:value-type="float" office:value="406">
            <text:p>406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 office:value-type="float" office:value="338">
            <text:p>338</text:p>
          </table:table-cell>
          <table:table-cell office:value-type="float" office:value="700">
            <text:p>700.00</text:p>
          </table:table-cell>
          <table:table-cell table:formula="oooc:=([.C10]-[.$A$1])/0.18" office:value-type="float" office:value="2050">
            <text:p>2050.00</text:p>
          </table:table-cell>
          <table:table-cell table:formula="oooc:=([.C10]-[.$A$1])/[.$I$4]" office:value-type="float" office:value="0.317799043062201">
            <text:p>0.32</text:p>
          </table:table-cell>
          <table:table-cell table:formula="oooc:=([.D10]-[.$A$1])/[.$I$4]" office:value-type="float" office:value="0.038755980861244">
            <text:p>0.04</text:p>
          </table:table-cell>
          <table:table-cell table:formula="oooc:=([.E10]-[.$A$1])/[.$I$4]" office:value-type="float" office:value="0.242870813397129">
            <text:p>0.24</text:p>
          </table:table-cell>
          <table:table-cell table:formula="oooc:=([.F10]-[.$A$1])/[.$I$4]" office:value-type="float" office:value="0.250622009569378">
            <text:p>0.25</text:p>
          </table:table-cell>
          <table:table-cell table:formula="oooc:=([.G10]-[.$A$1])/[.$I$4]" office:value-type="float" office:value="0.259234449760766">
            <text:p>0.26</text:p>
          </table:table-cell>
        </table:table-row>
        <table:table-row table:style-name="ro1">
          <table:table-cell office:value-type="float" office:value="735">
            <text:p>735.00</text:p>
          </table:table-cell>
          <table:table-cell office:value-type="float" office:value="263">
            <text:p>263</text:p>
          </table:table-cell>
          <table:table-cell office:value-type="float" office:value="399">
            <text:p>399</text:p>
          </table:table-cell>
          <table:table-cell office:value-type="float" office:value="95">
            <text:p>95</text:p>
          </table:table-cell>
          <table:table-cell office:value-type="float" office:value="337">
            <text:p>337</text:p>
          </table:table-cell>
          <table:table-cell office:value-type="float" office:value="411">
            <text:p>411</text:p>
          </table:table-cell>
          <table:table-cell office:value-type="float" office:value="359">
            <text:p>359</text:p>
          </table:table-cell>
          <table:table-cell office:value-type="float" office:value="735">
            <text:p>735.00</text:p>
          </table:table-cell>
          <table:table-cell table:formula="oooc:=([.C11]-[.$A$1])/0.18" office:value-type="float" office:value="2011.11111111111">
            <text:p>2011.11</text:p>
          </table:table-cell>
          <table:table-cell table:formula="oooc:=([.C11]-[.$A$1])/[.$I$4]" office:value-type="float" office:value="0.31177033492823">
            <text:p>0.31</text:p>
          </table:table-cell>
          <table:table-cell table:formula="oooc:=([.D11]-[.$A$1])/[.$I$4]" office:value-type="float" office:value="0.0499521531100478">
            <text:p>0.05</text:p>
          </table:table-cell>
          <table:table-cell table:formula="oooc:=([.E11]-[.$A$1])/[.$I$4]" office:value-type="float" office:value="0.258373205741627">
            <text:p>0.26</text:p>
          </table:table-cell>
          <table:table-cell table:formula="oooc:=([.F11]-[.$A$1])/[.$I$4]" office:value-type="float" office:value="0.322105263157895">
            <text:p>0.32</text:p>
          </table:table-cell>
          <table:table-cell table:formula="oooc:=([.G11]-[.$A$1])/[.$I$4]" office:value-type="float" office:value="0.277320574162679">
            <text:p>0.28</text:p>
          </table:table-cell>
        </table:table-row>
        <table:table-row table:style-name="ro1">
          <table:table-cell office:value-type="float" office:value="810">
            <text:p>810.00</text:p>
          </table:table-cell>
          <table:table-cell office:value-type="float" office:value="276">
            <text:p>276</text:p>
          </table:table-cell>
          <table:table-cell office:value-type="float" office:value="385">
            <text:p>385</text:p>
          </table:table-cell>
          <table:table-cell office:value-type="float" office:value="94">
            <text:p>94</text:p>
          </table:table-cell>
          <table:table-cell office:value-type="float" office:value="205">
            <text:p>205</text:p>
          </table:table-cell>
          <table:table-cell office:value-type="float" office:value="610">
            <text:p>610</text:p>
          </table:table-cell>
          <table:table-cell office:value-type="float" office:value="341">
            <text:p>341</text:p>
          </table:table-cell>
          <table:table-cell office:value-type="float" office:value="810">
            <text:p>810.00</text:p>
          </table:table-cell>
          <table:table-cell table:formula="oooc:=([.C12]-[.$A$1])/0.18" office:value-type="float" office:value="1933.33333333333">
            <text:p>1933.33</text:p>
          </table:table-cell>
          <table:table-cell table:formula="oooc:=([.C12]-[.$A$1])/[.$I$4]" office:value-type="float" office:value="0.299712918660287">
            <text:p>0.30</text:p>
          </table:table-cell>
          <table:table-cell table:formula="oooc:=([.D12]-[.$A$1])/[.$I$4]" office:value-type="float" office:value="0.0490909090909091">
            <text:p>0.05</text:p>
          </table:table-cell>
          <table:table-cell table:formula="oooc:=([.E12]-[.$A$1])/[.$I$4]" office:value-type="float" office:value="0.144688995215311">
            <text:p>0.14</text:p>
          </table:table-cell>
          <table:table-cell table:formula="oooc:=([.F12]-[.$A$1])/[.$I$4]" office:value-type="float" office:value="0.493492822966507">
            <text:p>0.49</text:p>
          </table:table-cell>
          <table:table-cell table:formula="oooc:=([.G12]-[.$A$1])/[.$I$4]" office:value-type="float" office:value="0.261818181818182">
            <text:p>0.26</text:p>
          </table:table-cell>
        </table:table-row>
        <table:table-row table:style-name="ro1">
          <table:table-cell office:value-type="float" office:value="880">
            <text:p>880.00</text:p>
          </table:table-cell>
          <table:table-cell office:value-type="float" office:value="287">
            <text:p>287</text:p>
          </table:table-cell>
          <table:table-cell office:value-type="float" office:value="384">
            <text:p>384</text:p>
          </table:table-cell>
          <table:table-cell office:value-type="float" office:value="86">
            <text:p>86</text:p>
          </table:table-cell>
          <table:table-cell office:value-type="float" office:value="145">
            <text:p>145</text:p>
          </table:table-cell>
          <table:table-cell office:value-type="float" office:value="607">
            <text:p>607</text:p>
          </table:table-cell>
          <table:table-cell office:value-type="float" office:value="323">
            <text:p>323</text:p>
          </table:table-cell>
          <table:table-cell office:value-type="float" office:value="880">
            <text:p>880.00</text:p>
          </table:table-cell>
          <table:table-cell table:formula="oooc:=([.C13]-[.$A$1])/0.18" office:value-type="float" office:value="1927.77777777778">
            <text:p>1927.78</text:p>
          </table:table-cell>
          <table:table-cell table:formula="oooc:=([.C13]-[.$A$1])/[.$I$4]" office:value-type="float" office:value="0.298851674641148">
            <text:p>0.30</text:p>
          </table:table-cell>
          <table:table-cell table:formula="oooc:=([.D13]-[.$A$1])/[.$I$4]" office:value-type="float" office:value="0.042200956937799">
            <text:p>0.04</text:p>
          </table:table-cell>
          <table:table-cell table:formula="oooc:=([.E13]-[.$A$1])/[.$I$4]" office:value-type="float" office:value="0.0930143540669856">
            <text:p>0.09</text:p>
          </table:table-cell>
          <table:table-cell table:formula="oooc:=([.F13]-[.$A$1])/[.$I$4]" office:value-type="float" office:value="0.490909090909091">
            <text:p>0.49</text:p>
          </table:table-cell>
          <table:table-cell table:formula="oooc:=([.G13]-[.$A$1])/[.$I$4]" office:value-type="float" office:value="0.246315789473684">
            <text:p>0.25</text:p>
          </table:table-cell>
        </table:table-row>
        <table:table-row table:style-name="ro1">
          <table:table-cell office:value-type="float" office:value="940">
            <text:p>940.00</text:p>
          </table:table-cell>
          <table:table-cell office:value-type="float" office:value="302">
            <text:p>302</text:p>
          </table:table-cell>
          <table:table-cell office:value-type="float" office:value="375">
            <text:p>375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600">
            <text:p>600</text:p>
          </table:table-cell>
          <table:table-cell office:value-type="float" office:value="325">
            <text:p>325</text:p>
          </table:table-cell>
          <table:table-cell office:value-type="float" office:value="940">
            <text:p>940.00</text:p>
          </table:table-cell>
          <table:table-cell table:formula="oooc:=([.C14]-[.$A$1])/0.18" office:value-type="float" office:value="1877.77777777778">
            <text:p>1877.78</text:p>
          </table:table-cell>
          <table:table-cell table:formula="oooc:=([.C14]-[.$A$1])/[.$I$4]" office:value-type="float" office:value="0.2911004784689">
            <text:p>0.29</text:p>
          </table:table-cell>
          <table:table-cell table:formula="oooc:=([.D14]-[.$A$1])/[.$I$4]" office:value-type="float" office:value="0.042200956937799">
            <text:p>0.04</text:p>
          </table:table-cell>
          <table:table-cell table:formula="oooc:=([.E14]-[.$A$1])/[.$I$4]" office:value-type="float" office:value="0.0783732057416268">
            <text:p>0.08</text:p>
          </table:table-cell>
          <table:table-cell table:formula="oooc:=([.F14]-[.$A$1])/[.$I$4]" office:value-type="float" office:value="0.48488038277512">
            <text:p>0.48</text:p>
          </table:table-cell>
          <table:table-cell table:formula="oooc:=([.G14]-[.$A$1])/[.$I$4]" office:value-type="float" office:value="0.248038277511962">
            <text:p>0.25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7"/>
        </table:table-row>
        <table:table-row table:style-name="ro1">
          <table:table-cell table:style-name="Default" office:value-type="string">
            <text:p>Rocks</text:p>
          </table:table-cell>
          <table:table-cell table:number-columns-repeated="6"/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08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y Smith</meta:initial-creator>
    <meta:creation-date>2009-05-05T09:02:47</meta:creation-date>
    <dc:creator>Toby Smith</dc:creator>
    <dc:date>2009-05-06T08:39:38</dc:date>
    <meta:editing-cycles>6</meta:editing-cycles>
    <meta:editing-duration>PT2H13M59S</meta:editing-duration>
    <meta:user-defined meta:name="Info 1"/>
    <meta:user-defined meta:name="Info 2"/>
    <meta:user-defined meta:name="Info 3"/>
    <meta:user-defined meta:name="Info 4"/>
    <meta:document-statistic meta:table-count="3" meta:cell-count="461"/>
  </office:meta>
</office:document-meta>
</file>